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draw:frame draw:style-name="a0" draw:name="Image 2" text:anchor-type="as-char" svg:x="0in" svg:y="0in" svg:width="5.45833in" svg:height="1.14167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Image 3" text:anchor-type="as-char" svg:x="0in" svg:y="0in" svg:width="6.29167in" svg:height="2.95833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><draw:frame draw:style-name="a2" draw:name="Image 4" text:anchor-type="as-char" svg:x="0in" svg:y="0in" svg:width="5.25833in" svg:height="1.475in" style:rel-width="scale" style:rel-height="scale"><draw:image xlink:href="media/image3.png" xlink:type="simple" xlink:show="embed" xlink:actuate="onLoad"/><svg:title/><svg:desc/></draw:frame></text:p>
      <text:p text:style-name="Normal"/>
      <text:p text:style-name="Normal"/>
      <text:p text:style-name="Normal"><draw:frame draw:style-name="a3" draw:name="Image 5" text:anchor-type="as-char" svg:x="0in" svg:y="0in" svg:width="5.275in" svg:height="3.40833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><draw:frame draw:style-name="a4" draw:name="Image 6" text:anchor-type="as-char" svg:x="0in" svg:y="0in" svg:width="5.825in" svg:height="3.29167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><draw:frame draw:style-name="a5" draw:name="Image 7" text:anchor-type="as-char" svg:x="0in" svg:y="0in" svg:width="4.925in" svg:height="5.15833in" style:rel-width="scale" style:rel-height="scale"><draw:image xlink:href="media/image6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ed amine blibech blibech</meta:initial-creator>
    <dc:creator>med amine blibech blibech</dc:creator>
    <meta:creation-date>2021-12-01T05:17:00Z</meta:creation-date>
    <dc:date>2021-12-01T05:29:00Z</dc:date>
    <meta:template xlink:href="Normal" xlink:type="simple"/>
    <meta:editing-cycles>2</meta:editing-cycles>
    <meta:editing-duration>PT720S</meta:editing-duration>
    <meta:document-statistic meta:page-count="1" meta:paragraph-count="1" meta:word-count="2" meta:character-count="18" meta:row-count="1" meta:non-whitespace-character-count="17"/>
  </office:meta>
</office:document-meta>
</file>